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 positives for every negative</text:p>
      <text:p text:style-name="Standard">On my short walk to class yesterday, I thought of a new idea: 2 positives for 1 negative is a very broken system. The percentages wouldn't be equal enough, and it would be difficult to decide the exact percentage.</text:p>
      <text:p text:style-name="Standard">3 positives to 1 negative is better, as the positives would be 75% and the negative would be the other 25% it would also work well as 1-4 <text:s/>(1-9) 1-19 1-24 1-49 1-99.</text:p>
      <text:p text:style-name="Standard">Conclusion: Be more positive</text:p>
      <text:p text:style-name="Standard">TL:DR: More positives makes easier math</text:p>
      <text:p text:style-name="Standard">Made by Sean Patrick Myrick</text:p>
      <text:p text:style-name="Standard">February 2nd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1:12:11.011000000</meta:creation-date>
    <dc:date>2019-02-03T11:12:36.228000000</dc:date>
    <meta:editing-duration>PT26S</meta:editing-duration>
    <meta:editing-cycles>1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7" meta:word-count="95" meta:character-count="519" meta:non-whitespace-character-count="430"/>
  </office:meta>
</office:document-meta>
</file>